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4:34:21.603335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27T09:54:48.938000000</meta:creation-date>
    <meta:generator>LibreOffice/7.3.2.2$Linux_X86_64 LibreOffice_project/49f2b1bff42cfccbd8f788c8dc32c1c309559be0</meta:generator>
    <dc:date>2022-06-29T14:35:10.943579640</dc:date>
    <meta:editing-duration>P1DT10H11M45S</meta:editing-duration>
    <meta:editing-cycles>639</meta:editing-cycles>
    <meta:document-statistic meta:table-count="1" meta:cell-count="6082" meta:object-count="0"/>
  </office:meta>
</office:document-meta>
</file>